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00cc33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  <table:table-cell table:style-name="ce16" office:value-type="float" office:value="3100" calcext:value-type="float">
            <text:p>3100</text:p>
          </table:table-cell>
          <table:table-cell/>
        </table:table-row>
        <table:table-row table:style-name="ro3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office:value-type="float" office:value="6600" calcext:value-type="float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K4];[.K16])" office:value-type="float" office:value="80000" calcext:value-type="float">
            <text:p>8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" calcext:value-type="float">
            <text:p>3900</text:p>
          </table:table-cell>
          <table:table-cell/>
          <table:table-cell table:formula="of:=SUM([.G3])" office:value-type="float" office:value="35200" calcext:value-type="float">
            <text:p>352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44800" calcext:value-type="float">
            <text:p>44800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office:value-type="float" office:value="8200" calcext:value-type="float">
            <text:p>82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4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4" office:value-type="float" office:value="6850" calcext:value-type="float">
            <text:p>6850</text:p>
          </table:table-cell>
          <table:table-cell table:number-columns-repeated="2"/>
        </table:table-row>
        <table:table-row table:style-name="ro14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Default" office:value-type="float" office:value="-3300" calcext:value-type="float">
            <text:p>-33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6800" calcext:value-type="float">
            <text:p>68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office:value-type="float" office:value="4800" calcext:value-type="float">
            <text:p>4800</text:p>
          </table:table-cell>
          <table:table-cell table:number-columns-repeated="2"/>
        </table:table-row>
        <table:table-row table:style-name="ro14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office:value-type="float" office:value="13100" calcext:value-type="float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office:value-type="float" office:value="11700" calcext:value-type="float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6200" calcext:value-type="float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office:value-type="float" office:value="7700" calcext:value-type="float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style-name="Default" office:value-type="float" office:value="-2100" calcext:value-type="float">
            <text:p>-2100</text:p>
          </table:table-cell>
          <table:table-cell table:number-columns-repeated="2"/>
        </table:table-row>
        <table:table-row table:style-name="ro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office:value-type="float" office:value="5800" calcext:value-type="float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style-name="Default" office:value-type="float" office:value="-4300" calcext:value-type="float">
            <text:p>-4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office:value-type="float" office:value="4200" calcext:value-type="float">
            <text:p>42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16" office:value-type="float" office:value="40500" calcext:value-type="float">
            <text:p>40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7:03:13.882161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13T17:24:08.625806211</dc:date>
    <meta:editing-duration>P5DT11H7M17S</meta:editing-duration>
    <meta:editing-cycles>2041</meta:editing-cycles>
    <meta:generator>LibreOffice/4.2.6.3$Linux_X86_64 LibreOffice_project/420m0$Build-3</meta:generator>
    <meta:document-statistic meta:table-count="12" meta:cell-count="4849" meta:object-count="0"/>
  </office:meta>
</office:document-meta>
</file>